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ea99"/>
    </style:style>
    <style:style style:name="P2" style:family="paragraph" style:parent-style-name="Standard">
      <style:text-properties officeooo:paragraph-rsid="0013fdf1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fdf1" officeooo:paragraph-rsid="0013fdf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fo:font-weight="bold" officeooo:rsid="0014f7f9" officeooo:paragraph-rsid="0014f7f9" style:font-size-asian="15pt" style:font-weight-asian="bold" style:font-size-complex="15pt" style:font-weight-complex="bold"/>
    </style:style>
    <style:style style:name="T1" style:family="text">
      <style:text-properties officeooo:rsid="0013ea99"/>
    </style:style>
    <style:style style:name="T2" style:family="text">
      <style:text-properties officeooo:rsid="0013fd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df1" style:font-weight-asian="bold" style:font-weight-complex="bold"/>
    </style:style>
    <style:style style:name="T5" style:family="text">
      <style:text-properties fo:font-weight="bold" officeooo:rsid="0013ea99" style:font-weight-asian="bold" style:font-weight-complex="bold"/>
    </style:style>
    <style:style style:name="T6" style:family="text">
      <style:text-properties officeooo:rsid="0014f7f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CIRRICULUM VITAE</text:p>
      <text:p text:style-name="P6"/>
      <text:p text:style-name="Standard"><text:span text:style-name="T4">Name</text:span><text:span text:style-name="T2"> :</text:span>Mungai Sylvester Kamau</text:p>
      <text:p text:style-name="Standard"><text:span text:style-name="T3">Age</text:span>: 19 <text:s/></text:p>
      <text:p text:style-name="Standard"><text:span text:style-name="T3">Location</text:span>:<text:span text:style-name="T1">Nyeri, Karatina </text:span></text:p>
      <text:p text:style-name="P1"><text:span text:style-name="T3">Contact </text:span><text:span text:style-name="T5">email</text:span>: <text:a xlink:type="simple" xlink:href="mailto:clvesta321@gmail.com" text:style-name="Internet_20_link" text:visited-style-name="Visited_20_Internet_20_Link"><text:span text:style-name="T1">clvesta321@gmail.com</text:span></text:a></text:p>
      <text:p text:style-name="P1"><text:s text:c="15"/><text:span text:style-name="T4">phone</text:span><text:span text:style-name="T2">:</text:span>0799722624</text:p>
      <text:p text:style-name="Standard"/>
      <text:p text:style-name="P4">Objective</text:p>
      <text:p text:style-name="Standard">An enthusiastic undergraduate student pursuing a Bachelor of Science in Information Technology at Karatina University, eager to apply my knowledge and passion for technology to solve real-world problems. Dedicated to continuous learning and growth in the IT sector. <text:s/></text:p>
      <text:p text:style-name="Standard"/>
      <text:p text:style-name="Standard"/>
      <text:p text:style-name="P4">Education</text:p>
      <text:p text:style-name="Standard"/>
      <text:p text:style-name="Standard">Karatina University</text:p>
      <text:p text:style-name="Standard">Bachelor of Science in Information Technology (Undergraduate) <text:s/></text:p>
      <text:p text:style-name="Standard">Expected Graduation Year: <text:s/><text:span text:style-name="T1">2028</text:span></text:p>
      <text:p text:style-name="Standard"/>
      <text:p text:style-name="Standard">Njabini Boys High School</text:p>
      <text:p text:style-name="Standard">High School Certificate:<text:span text:style-name="T1">Attached</text:span></text:p>
      <text:p text:style-name="Standard">Year of Completion: <text:span text:style-name="T1">2023</text:span> </text:p>
      <text:p text:style-name="Standard"/>
      <text:p text:style-name="Standard">Ngarua Rironi Primary School</text:p>
      <text:p text:style-name="Standard">Primary School Certificate:<text:span text:style-name="T1">Attached</text:span> <text:s/></text:p>
      <text:p text:style-name="Standard">Year of Completion: <text:span text:style-name="T1">2019</text:span> <text:s/></text:p>
      <text:p text:style-name="Standard"/>
      <text:p text:style-name="Standard"><text:span text:style-name="T8">Skills </text:span><text:s/></text:p>
      <text:p text:style-name="Standard">- Proficient in programming languages (e.g., HTML, CSS, JavaScript). <text:s/></text:p>
      <text:p text:style-name="Standard">- Basic knowledge of software development and web design. <text:s/></text:p>
      <text:p text:style-name="Standard">- Understanding of responsive web technologies. <text:s/></text:p>
      <text:p text:style-name="Standard">- Strong problem-solving and analytical skills. <text:s/></text:p>
      <text:p text:style-name="Standard">- Eager to learn new technologies and adapt to evolving trends. <text:s/></text:p>
      <text:p text:style-name="Standard"/>
      <text:p text:style-name="Standard"/>
      <text:p text:style-name="P4">Achievements &amp; Activities</text:p>
      <text:p text:style-name="Standard">- Participated in <text:span text:style-name="T1">Pro Tech Company projects and in innovation club</text:span>. <text:s/></text:p>
      <text:p text:style-name="Standard">- Maintained strong academic performance in IT-related coursework. <text:s/></text:p>
      <text:p text:style-name="Standard"/>
      <text:p text:style-name="Standard"/>
      <text:p text:style-name="P5"><text:span text:style-name="T7">Interests </text:span><text:s/></text:p>
      <text:p text:style-name="Standard">- Web development and design. <text:s/></text:p>
      <text:p text:style-name="Standard">- Exploring emerging trends in information technology. <text:s/></text:p>
      <text:p text:style-name="Standard">- Collaborating on innovative tech projects. <text:s/></text:p>
      <text:p text:style-name="Standard"/>
      <text:p text:style-name="P3"/>
      <text:p text:style-name="P5"><text:span text:style-name="T7">References </text:span><text:s/></text:p>
      <text:p text:style-name="P2"><text:span text:style-name="T2">Mr Lawrence M. Kairu : Njabini Boys Principal</text:span></text:p>
      <text:p text:style-name="P2"><text:s/><text:span text:style-name="T2">phone: 0711335001</text:span> <text:s/></text:p>
      <text:p text:style-name="P2"><text:s/><text:span text:style-name="T2">Mr. Kinyua .principal Ngarua rironi pry sch. Phone:</text:span><text:span text:style-name="T6">0724995695</text:span>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0:22:06.074080358</meta:creation-date>
    <dc:date>2025-04-11T00:47:25.271099976</dc:date>
    <meta:editing-duration>PT2M56S</meta:editing-duration>
    <meta:editing-cycles>1</meta:editing-cycles>
    <meta:document-statistic meta:table-count="0" meta:image-count="0" meta:object-count="0" meta:page-count="2" meta:paragraph-count="35" meta:word-count="191" meta:character-count="1459" meta:non-whitespace-character-count="1245"/>
    <meta:generator>LibreOffice/24.2.7.2$Linux_X86_64 LibreOffice_project/420$Build-2</meta:generator>
  </office:meta>
</office:document-meta>
</file>